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>
      <style:text-properties officeooo:rsid="00194940" officeooo:paragraph-rsid="001ea4f7"/>
    </style:style>
    <style:style style:name="P4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5" style:family="paragraph" style:parent-style-name="Standard">
      <style:text-properties officeooo:paragraph-rsid="00194940"/>
    </style:style>
    <style:style style:name="P6" style:family="paragraph" style:parent-style-name="Standard" style:list-style-name="L2">
      <style:text-properties officeooo:rsid="001c348b" officeooo:paragraph-rsid="00245f48"/>
    </style:style>
    <style:style style:name="P7" style:family="paragraph" style:parent-style-name="Standard" style:list-style-name="L2">
      <style:text-properties officeooo:rsid="001c348b" officeooo:paragraph-rsid="002798d4"/>
    </style:style>
    <style:style style:name="P8" style:family="paragraph" style:parent-style-name="Standard" style:list-style-name="L4">
      <style:text-properties officeooo:rsid="001c348b" officeooo:paragraph-rsid="00245f48"/>
    </style:style>
    <style:style style:name="P9" style:family="paragraph" style:parent-style-name="Standard" style:list-style-name="L1">
      <style:text-properties officeooo:paragraph-rsid="001c348b"/>
    </style:style>
    <style:style style:name="P10" style:family="paragraph" style:parent-style-name="Standard" style:list-style-name="L2">
      <style:text-properties officeooo:paragraph-rsid="001c348b"/>
    </style:style>
    <style:style style:name="P11" style:family="paragraph" style:parent-style-name="Standard" style:list-style-name="L2">
      <style:text-properties officeooo:paragraph-rsid="001d7d04"/>
    </style:style>
    <style:style style:name="P12" style:family="paragraph" style:parent-style-name="Standard" style:list-style-name="L2">
      <style:text-properties officeooo:paragraph-rsid="001efdf8"/>
    </style:style>
    <style:style style:name="P13" style:family="paragraph" style:parent-style-name="Standard" style:list-style-name="L2">
      <style:text-properties officeooo:paragraph-rsid="00208991"/>
    </style:style>
    <style:style style:name="P14" style:family="paragraph" style:parent-style-name="Standard" style:list-style-name="L2">
      <style:text-properties officeooo:paragraph-rsid="00245f48"/>
    </style:style>
    <style:style style:name="P15" style:family="paragraph" style:parent-style-name="Standard" style:list-style-name="L2">
      <style:text-properties officeooo:paragraph-rsid="002658db"/>
    </style:style>
    <style:style style:name="P16" style:family="paragraph" style:parent-style-name="Standard" style:list-style-name="L2">
      <style:text-properties officeooo:paragraph-rsid="002798d4"/>
    </style:style>
    <style:style style:name="P17" style:family="paragraph" style:parent-style-name="Standard" style:list-style-name="L2">
      <style:text-properties officeooo:rsid="001d7d04" officeooo:paragraph-rsid="001d7d04"/>
    </style:style>
    <style:style style:name="P18" style:family="paragraph" style:parent-style-name="Standard" style:list-style-name="L2">
      <style:text-properties officeooo:rsid="001d7d04" officeooo:paragraph-rsid="00245f48"/>
    </style:style>
    <style:style style:name="P19" style:family="paragraph" style:parent-style-name="Standard" style:list-style-name="L2">
      <style:text-properties officeooo:rsid="001d7d04" officeooo:paragraph-rsid="002658db"/>
    </style:style>
    <style:style style:name="P20" style:family="paragraph" style:parent-style-name="Standard" style:list-style-name="L2">
      <style:text-properties officeooo:rsid="001d7d04" officeooo:paragraph-rsid="002798d4"/>
    </style:style>
    <style:style style:name="P21" style:family="paragraph" style:parent-style-name="Standard" style:list-style-name="L2">
      <style:text-properties officeooo:rsid="001d7d04" officeooo:paragraph-rsid="0028fbb2"/>
    </style:style>
    <style:style style:name="P22" style:family="paragraph" style:parent-style-name="Standard">
      <style:text-properties officeooo:rsid="001d7d04" officeooo:paragraph-rsid="001d7d04"/>
    </style:style>
    <style:style style:name="P23" style:family="paragraph" style:parent-style-name="Standard">
      <style:text-properties officeooo:paragraph-rsid="001d7d04"/>
    </style:style>
    <style:style style:name="P24" style:family="paragraph" style:parent-style-name="Standard">
      <style:text-properties officeooo:rsid="001ea4f7" officeooo:paragraph-rsid="001ea4f7"/>
    </style:style>
    <style:style style:name="P25" style:family="paragraph" style:parent-style-name="Standard" style:list-style-name="L3">
      <style:text-properties officeooo:rsid="001ea4f7" officeooo:paragraph-rsid="001ea4f7"/>
    </style:style>
    <style:style style:name="P26" style:family="paragraph" style:parent-style-name="Standard" style:list-style-name="L3">
      <style:text-properties officeooo:rsid="001ea4f7" officeooo:paragraph-rsid="002658db"/>
    </style:style>
    <style:style style:name="P27" style:family="paragraph" style:parent-style-name="Standard" style:list-style-name="L3">
      <style:text-properties officeooo:rsid="001ea4f7" officeooo:paragraph-rsid="002798d4"/>
    </style:style>
    <style:style style:name="P28" style:family="paragraph" style:parent-style-name="Standard" style:list-style-name="L3">
      <style:text-properties officeooo:paragraph-rsid="001ea4f7"/>
    </style:style>
    <style:style style:name="P29" style:family="paragraph" style:parent-style-name="Standard" style:list-style-name="L3">
      <style:text-properties officeooo:paragraph-rsid="00245f48"/>
    </style:style>
    <style:style style:name="P30" style:family="paragraph" style:parent-style-name="Standard" style:list-style-name="L3">
      <style:text-properties officeooo:paragraph-rsid="002658db"/>
    </style:style>
    <style:style style:name="P31" style:family="paragraph" style:parent-style-name="Standard" style:list-style-name="L2">
      <style:text-properties officeooo:rsid="001efdf8" officeooo:paragraph-rsid="001efdf8"/>
    </style:style>
    <style:style style:name="P32" style:family="paragraph" style:parent-style-name="Standard" style:list-style-name="L2">
      <style:text-properties officeooo:rsid="001efdf8" officeooo:paragraph-rsid="002658db"/>
    </style:style>
    <style:style style:name="P33" style:family="paragraph" style:parent-style-name="Standard" style:list-style-name="L2">
      <style:text-properties officeooo:rsid="001efdf8" officeooo:paragraph-rsid="002798d4"/>
    </style:style>
    <style:style style:name="P34" style:family="paragraph" style:parent-style-name="Standard" style:list-style-name="L2">
      <style:text-properties officeooo:rsid="001efdf8" officeooo:paragraph-rsid="0028fbb2"/>
    </style:style>
    <style:style style:name="P35" style:family="paragraph" style:parent-style-name="Standard">
      <style:text-properties officeooo:rsid="001efdf8" officeooo:paragraph-rsid="001efdf8"/>
    </style:style>
    <style:style style:name="P36" style:family="paragraph" style:parent-style-name="Standard">
      <style:text-properties officeooo:rsid="00208991" officeooo:paragraph-rsid="00208991"/>
    </style:style>
    <style:style style:name="P37" style:family="paragraph" style:parent-style-name="Standard" style:list-style-name="L2">
      <style:text-properties officeooo:rsid="00208991" officeooo:paragraph-rsid="00208991"/>
    </style:style>
    <style:style style:name="P38" style:family="paragraph" style:parent-style-name="Standard" style:list-style-name="L2">
      <style:text-properties officeooo:rsid="00208991" officeooo:paragraph-rsid="0024cd18"/>
    </style:style>
    <style:style style:name="P39" style:family="paragraph" style:parent-style-name="Standard" style:list-style-name="L2">
      <style:text-properties officeooo:rsid="00208991" officeooo:paragraph-rsid="002658db"/>
    </style:style>
    <style:style style:name="P40" style:family="paragraph" style:parent-style-name="Standard" style:list-style-name="L2">
      <style:text-properties officeooo:rsid="00208991" officeooo:paragraph-rsid="002798d4"/>
    </style:style>
    <style:style style:name="P41" style:family="paragraph" style:parent-style-name="Standard" style:list-style-name="L4">
      <style:text-properties officeooo:rsid="00208991" officeooo:paragraph-rsid="00208991"/>
    </style:style>
    <style:style style:name="P42" style:family="paragraph" style:parent-style-name="Standard" style:list-style-name="L4">
      <style:text-properties officeooo:rsid="00208991" officeooo:paragraph-rsid="00233a55"/>
    </style:style>
    <style:style style:name="P43" style:family="paragraph" style:parent-style-name="Standard" style:list-style-name="L4">
      <style:text-properties officeooo:rsid="00208991" officeooo:paragraph-rsid="0024cd18"/>
    </style:style>
    <style:style style:name="P44" style:family="paragraph" style:parent-style-name="Standard" style:list-style-name="L4">
      <style:text-properties officeooo:rsid="00208991" officeooo:paragraph-rsid="002798d4"/>
    </style:style>
    <style:style style:name="P45" style:family="paragraph" style:parent-style-name="Standard" style:list-style-name="L4">
      <style:text-properties officeooo:rsid="00208991" officeooo:paragraph-rsid="0028fbb2"/>
    </style:style>
    <style:style style:name="P46" style:family="paragraph" style:parent-style-name="Standard">
      <style:text-properties officeooo:rsid="00208991" officeooo:paragraph-rsid="00233a55"/>
    </style:style>
    <style:style style:name="P47" style:family="paragraph" style:parent-style-name="Standard" style:list-style-name="L4">
      <style:text-properties officeooo:paragraph-rsid="00233a55"/>
    </style:style>
    <style:style style:name="P48" style:family="paragraph" style:parent-style-name="Standard" style:list-style-name="L4">
      <style:text-properties officeooo:paragraph-rsid="00245f48"/>
    </style:style>
    <style:style style:name="P49" style:family="paragraph" style:parent-style-name="Standard" style:list-style-name="L4">
      <style:text-properties officeooo:paragraph-rsid="002658db"/>
    </style:style>
    <style:style style:name="P50" style:family="paragraph" style:parent-style-name="Standard" style:list-style-name="L4">
      <style:text-properties officeooo:paragraph-rsid="002798d4"/>
    </style:style>
    <style:style style:name="P51" style:family="paragraph" style:parent-style-name="Standard" style:list-style-name="L4">
      <style:text-properties officeooo:paragraph-rsid="002de998"/>
    </style:style>
    <style:style style:name="P52" style:family="paragraph" style:parent-style-name="Standard" style:list-style-name="L4">
      <style:text-properties officeooo:rsid="0021b431" officeooo:paragraph-rsid="002658db"/>
    </style:style>
    <style:style style:name="P53" style:family="paragraph" style:parent-style-name="Standard" style:list-style-name="L4">
      <style:text-properties officeooo:rsid="00233a55" officeooo:paragraph-rsid="00233a55"/>
    </style:style>
    <style:style style:name="P54" style:family="paragraph" style:parent-style-name="Standard" style:list-style-name="L4">
      <style:text-properties officeooo:rsid="00233a55" officeooo:paragraph-rsid="002658db"/>
    </style:style>
    <style:style style:name="P55" style:family="paragraph" style:parent-style-name="Standard" style:list-style-name="L4">
      <style:text-properties officeooo:rsid="00233a55" officeooo:paragraph-rsid="0028fbb2"/>
    </style:style>
    <style:style style:name="P56" style:family="paragraph" style:parent-style-name="Standard">
      <style:text-properties officeooo:rsid="00233a55" officeooo:paragraph-rsid="00233a55"/>
    </style:style>
    <style:style style:name="P57" style:family="paragraph" style:parent-style-name="Standard" style:list-style-name="L4">
      <style:text-properties officeooo:rsid="00233d85" officeooo:paragraph-rsid="002798d4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style:style style:name="T9" style:family="text">
      <style:text-properties officeooo:rsid="0021b431"/>
    </style:style>
    <style:style style:name="T10" style:family="text">
      <style:text-properties officeooo:rsid="00233a55"/>
    </style:style>
    <style:style style:name="T11" style:family="text">
      <style:text-properties officeooo:rsid="00245f48"/>
    </style:style>
    <style:style style:name="T12" style:family="text">
      <style:text-properties fo:font-style="italic" officeooo:rsid="00245f48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45f48" style:font-style-asian="normal" style:font-style-complex="normal"/>
    </style:style>
    <style:style style:name="T15" style:family="text">
      <style:text-properties fo:font-style="normal" officeooo:rsid="001ea4f7" style:font-style-asian="normal" style:font-style-complex="normal"/>
    </style:style>
    <style:style style:name="T16" style:family="text">
      <style:text-properties officeooo:rsid="0024cd18"/>
    </style:style>
    <style:style style:name="T17" style:family="text">
      <style:text-properties officeooo:rsid="002658db"/>
    </style:style>
    <style:style style:name="T18" style:family="text">
      <style:text-properties officeooo:rsid="002798d4"/>
    </style:style>
    <style:style style:name="T19" style:family="text">
      <style:text-properties officeooo:rsid="0028fbb2"/>
    </style:style>
    <style:style style:name="T20" style:family="text">
      <style:text-properties officeooo:rsid="002adc6f"/>
    </style:style>
    <style:style style:name="T21" style:family="text">
      <style:text-properties officeooo:rsid="002c28fb"/>
    </style:style>
    <style:style style:name="T22" style:family="text">
      <style:text-properties officeooo:rsid="002de9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5"><text:span text:style-name="T1">– Within settlements:</text:span></text:p>
      <text:list xml:id="list4260848843" text:style-name="L1">
        <text:list-item>
          <text:p text:style-name="P9">Common folk 70%</text:p>
        </text:list-item>
        <text:list-item>
          <text:p text:style-name="P9"><text:span text:style-name="T4">Mystics 5%</text:span></text:p>
        </text:list-item>
        <text:list-item>
          <text:p text:style-name="P9"><text:span text:style-name="T4">Raiders 15%</text:span></text:p>
        </text:list-item>
        <text:list-item>
          <text:p text:style-name="P9"><text:span text:style-name="T4">Warriors 10%</text:span></text:p>
        </text:list-item>
      </text:list>
      <text:p text:style-name="P1"/>
      <text:p text:style-name="P1"><text:soft-page-break/>– <text:span text:style-name="T4">Barrier islands:</text:span></text:p>
      <text:list xml:id="list1989397020" text:style-name="L2">
        <text:list-item>
          <text:p text:style-name="P6">Common folk (Ironlander)<text:span text:style-name="T6">, </text:span><text:span text:style-name="T14">Troublesome</text:span></text:p>
        </text:list-item>
        <text:list-item>
          <text:p text:style-name="P6">Mystic (Ironlander)<text:span text:style-name="T6">, </text:span><text:span text:style-name="T11">Dangerous</text:span></text:p>
        </text:list-item>
        <text:list-item>
          <text:p text:style-name="P6">Raider (Ironlander)<text:span text:style-name="T6">, </text:span><text:span text:style-name="T11">Dangerous</text:span></text:p>
        </text:list-item>
        <text:list-item>
          <text:p text:style-name="P6">Warrior (Ironlander)<text:span text:style-name="T6">, </text:span><text:span text:style-name="T11">Dangerous</text:span></text:p>
        </text:list-item>
        <text:list-item>
          <text:p text:style-name="P10"><text:span text:style-name="T4">Leviathan (Beast), </text:span><text:span text:style-name="T18">Epic</text:span></text:p>
        </text:list-item>
        <text:list-item>
          <text:p text:style-name="P16"><text:span text:style-name="T4">Tawny Wyvern (Beast), </text:span><text:span text:style-name="T18">Extreme</text:span></text:p>
        </text:list-item>
        <text:list-item>
          <text:p text:style-name="P7">Bonewalker (Horror)<text:span text:style-name="T8">, </text:span><text:span text:style-name="T18">Dangerous</text:span></text:p>
        </text:list-item>
        <text:list-item>
          <text:p text:style-name="P16"><text:span text:style-name="T5">Chimera</text:span><text:span text:style-name="T4"> (Horror)</text:span><text:span text:style-name="T8">, </text:span><text:span text:style-name="T18">Extreme</text:span></text:p>
        </text:list-item>
        <text:list-item>
          <text:p text:style-name="P20">Haunt (Horror)<text:span text:style-name="T10">, </text:span><text:span text:style-name="T18">Formidable</text:span></text:p>
        </text:list-item>
        <text:list-item>
          <text:p text:style-name="P21">Iron Revenant (Horror)<text:span text:style-name="T8">, </text:span><text:span text:style-name="T18">Extreme</text:span></text:p>
        </text:list-item>
        <text:list-item>
          <text:p text:style-name="P17">Sodden (Horror), <text:span text:style-name="T19">Formidable</text:span> most common horror</text:p>
        </text:list-item>
        <text:list-item>
          <text:p text:style-name="P17">Sea <text:span text:style-name="T17">P</text:span>rimordial (Firstborn), <text:span text:style-name="T17">Extreme</text:span></text:p>
        </text:list-item>
      </text:list>
      <text:p text:style-name="P22"/>
      <text:p text:style-name="P23"><text:span text:style-name="T1">– </text:span><text:span text:style-name="T5">Ragged coast</text:span><text:span text:style-name="T4">:</text:span></text:p>
      <text:list xml:id="list827408256023" text:continue-numbering="true" text:style-name="L2">
        <text:list-item>
          <text:p text:style-name="P14"><text:span text:style-name="T4">Common folk (Ironlander)</text:span><text:span text:style-name="T6">, </text:span><text:span text:style-name="T14">Troublesome</text:span></text:p>
        </text:list-item>
        <text:list-item>
          <text:p text:style-name="P6">Mystic (Ironlander)<text:span text:style-name="T6">, </text:span><text:span text:style-name="T11">Dangerous</text:span></text:p>
        </text:list-item>
        <text:list-item>
          <text:p text:style-name="P6">Raider (Ironlander)<text:span text:style-name="T6">, </text:span><text:span text:style-name="T11">Dangerous</text:span></text:p>
        </text:list-item>
        <text:list-item>
          <text:p text:style-name="P6">Warrior (Ironlander)<text:span text:style-name="T6">, </text:span><text:span text:style-name="T11">Dangerous</text:span></text:p>
        </text:list-item>
        <text:list-item>
          <text:p text:style-name="P17">Broken (Ironlander),<text:span text:style-name="T13"> </text:span><text:span text:style-name="T14">Troublesome</text:span></text:p>
        </text:list-item>
        <text:list-item>
          <text:p text:style-name="P19">Wolf (Animal)<text:span text:style-name="T8">, </text:span><text:span text:style-name="T17">Dangerous</text:span></text:p>
        </text:list-item>
        <text:list-item>
          <text:p text:style-name="P15"><text:span text:style-name="T5">Boar (Animal)</text:span><text:span text:style-name="T8">, </text:span><text:span text:style-name="T17">Dangerous</text:span></text:p>
        </text:list-item>
        <text:list-item>
          <text:p text:style-name="P7">Tawny Wyvern (Beast), <text:span text:style-name="T18">Extreme</text:span></text:p>
        </text:list-item>
        <text:list-item>
          <text:p text:style-name="P7">Bonewalker (Horror)<text:span text:style-name="T8">, </text:span><text:span text:style-name="T18">Dangerous</text:span></text:p>
        </text:list-item>
        <text:list-item>
          <text:p text:style-name="P16"><text:span text:style-name="T5">Chimera</text:span><text:span text:style-name="T4"> (Horror)</text:span><text:span text:style-name="T8">, </text:span><text:span text:style-name="T18">Extreme</text:span></text:p>
        </text:list-item>
        <text:list-item>
          <text:p text:style-name="P20">Haunt (Horror)<text:span text:style-name="T10">, </text:span><text:span text:style-name="T18">Formidable</text:span></text:p>
        </text:list-item>
        <text:list-item>
          <text:p text:style-name="P21">Iron Revenant (Horror)<text:span text:style-name="T8">, </text:span><text:span text:style-name="T18">Extreme</text:span></text:p>
        </text:list-item>
        <text:list-item>
          <text:p text:style-name="P21">Sodden (Horror), <text:span text:style-name="T19">Formidable</text:span></text:p>
        </text:list-item>
        <text:list-item>
          <text:p text:style-name="P11"><text:span text:style-name="T5">Sea </text:span><text:span text:style-name="T6">P</text:span><text:span text:style-name="T5">rimordial (Firstborn), </text:span><text:span text:style-name="T17">Extreme</text:span></text:p>
        </text:list-item>
      </text:list>
      <text:p text:style-name="P22"/>
      <text:p text:style-name="P24">– Deep wilds</text:p>
      <text:list xml:id="list2166778820" text:style-name="L3">
        <text:list-item>
          <text:p text:style-name="P29"><text:span text:style-name="T1">Broken </text:span><text:span text:style-name="T6">(Ironlander),</text:span><text:span text:style-name="T15"> </text:span><text:span text:style-name="T14">Troublesome</text:span></text:p>
        </text:list-item>
        <text:list-item>
          <text:p text:style-name="P28"><text:span text:style-name="T1">Hunters </text:span><text:span text:style-name="T6">(Ironlander), </text:span><text:span text:style-name="T11">Dangerous</text:span></text:p>
        </text:list-item>
        <text:list-item>
          <text:p text:style-name="P29"><text:span text:style-name="T1">Mystic </text:span><text:span text:style-name="T6">(Ironlander), </text:span><text:span text:style-name="T11">Dangerous</text:span></text:p>
        </text:list-item>
        <text:list-item>
          <text:p text:style-name="P29"><text:span text:style-name="T1">Raider </text:span><text:span text:style-name="T6">(Ironlander), </text:span><text:span text:style-name="T11">Dangerous</text:span></text:p>
        </text:list-item>
        <text:list-item>
          <text:p text:style-name="P29"><text:span text:style-name="T1">Warrior </text:span><text:span text:style-name="T6">(Ironlander), </text:span><text:span text:style-name="T11">Dangerous</text:span></text:p>
        </text:list-item>
        <text:list-item>
          <text:p text:style-name="P25">Elf (Firstborn), <text:span text:style-name="T16">Dangerous</text:span></text:p>
        </text:list-item>
        <text:list-item>
          <text:p text:style-name="P28"><text:span text:style-name="T17">Forest</text:span><text:span text:style-name="T6"> primordial (Firstborn), </text:span><text:span text:style-name="T17">Extreme</text:span></text:p>
        </text:list-item>
        <text:list-item>
          <text:p text:style-name="P25">Varou (Firstborn), <text:span text:style-name="T17">Dangerous</text:span></text:p>
        </text:list-item>
        <text:list-item>
          <text:p text:style-name="P30"><text:span text:style-name="T6">Ash Bear (Animal),</text:span><text:span text:style-name="T8"> </text:span><text:span text:style-name="T17">Formidable</text:span></text:p>
        </text:list-item>
        <text:list-item>
          <text:p text:style-name="P30"><text:span text:style-name="T6">Boar (Animal)</text:span><text:span text:style-name="T8">, </text:span><text:span text:style-name="T17">Dangerous</text:span></text:p>
        </text:list-item>
        <text:list-item>
          <text:p text:style-name="P26">Gaunt (Animal)<text:span text:style-name="T8">, </text:span><text:span text:style-name="T17">Dangerous</text:span></text:p>
        </text:list-item>
        <text:list-item>
          <text:p text:style-name="P26">Marsh Rat (Animal)<text:span text:style-name="T8">, </text:span><text:span text:style-name="T17">Troublesome</text:span></text:p>
        </text:list-item>
        <text:list-item>
          <text:p text:style-name="P26">Wolf (Animal)<text:span text:style-name="T8">, </text:span><text:span text:style-name="T17">Dangerous</text:span></text:p>
        </text:list-item>
        <text:list-item>
          <text:p text:style-name="P26">Elder Beast (Beast)<text:span text:style-name="T8">, </text:span><text:span text:style-name="T17">Extreme</text:span></text:p>
        </text:list-item>
        <text:list-item>
          <text:p text:style-name="P25"><text:span text:style-name="T18">Harrow </text:span>Spider (Beast), <text:span text:style-name="T18">Dangerous</text:span></text:p>
        </text:list-item>
        <text:list-item>
          <text:p text:style-name="P27">Verdant Wyvern (Beast)<text:span text:style-name="T4">, </text:span><text:span text:style-name="T18">Extreme</text:span></text:p>
        </text:list-item>
        <text:list-item>
          <text:p text:style-name="P27">Bonewalker (Horror)<text:span text:style-name="T8">, </text:span><text:span text:style-name="T18">Dangerous</text:span></text:p>
        </text:list-item>
        <text:list-item>
          <text:p text:style-name="P27">Chimera (Horror)<text:span text:style-name="T8">, </text:span><text:span text:style-name="T18">Extreme</text:span></text:p>
        </text:list-item>
        <text:list-item>
          <text:p text:style-name="P27">Haunt (Horror)<text:span text:style-name="T10">, </text:span><text:span text:style-name="T18">Formidable</text:span></text:p>
        </text:list-item>
        <text:list-item>
          <text:p text:style-name="P27">Hollow (Horror)<text:span text:style-name="T8">, </text:span><text:span text:style-name="T18">Extreme</text:span></text:p>
        </text:list-item>
        <text:list-item>
          <text:p text:style-name="P27">Iron Revenant (Horror)<text:span text:style-name="T8">, </text:span><text:span text:style-name="T18">Extreme</text:span></text:p>
        </text:list-item>
      </text:list>
      <text:p text:style-name="P3"><text:soft-page-break/>– <text:span text:style-name="T7">Flooded lands</text:span></text:p>
      <text:list xml:id="list827115171329" text:continue-list="list827408256023" text:style-name="L2">
        <text:list-item>
          <text:p text:style-name="P6">Common folk (Ironlander)<text:span text:style-name="T6">,</text:span><text:span text:style-name="T15"> </text:span><text:span text:style-name="T14">Troublesome</text:span></text:p>
        </text:list-item>
        <text:list-item>
          <text:p text:style-name="P6">Mystic (Ironlander)<text:span text:style-name="T6">, </text:span><text:span text:style-name="T11">Dangerous</text:span></text:p>
        </text:list-item>
        <text:list-item>
          <text:p text:style-name="P6">Raider (Ironlander)<text:span text:style-name="T6">, </text:span><text:span text:style-name="T11">Dangerous</text:span></text:p>
        </text:list-item>
        <text:list-item>
          <text:p text:style-name="P6">Warrior (Ironlander)<text:span text:style-name="T6">, </text:span><text:span text:style-name="T11">Dangerous</text:span></text:p>
        </text:list-item>
        <text:list-item>
          <text:p text:style-name="P18">Broken (Ironlander)<text:span text:style-name="T6">,</text:span><text:span text:style-name="T15"> </text:span><text:span text:style-name="T14">Troublesome</text:span></text:p>
        </text:list-item>
        <text:list-item>
          <text:p text:style-name="P12"><text:span text:style-name="T17">River</text:span><text:span text:style-name="T7"> Primordial (Firstborn), </text:span><text:span text:style-name="T17">Extreme</text:span></text:p>
        </text:list-item>
        <text:list-item>
          <text:p text:style-name="P31">Troll (Firstborn), <text:span text:style-name="T17">Formidable,</text:span> shy creature</text:p>
        </text:list-item>
        <text:list-item>
          <text:p text:style-name="P15"><text:span text:style-name="T17">Marsh</text:span><text:span text:style-name="T7"> Rat (Animal)</text:span><text:span text:style-name="T8">, </text:span><text:span text:style-name="T17">Troublesome</text:span></text:p>
        </text:list-item>
        <text:list-item>
          <text:p text:style-name="P31">Basilisk (Beast), <text:span text:style-name="T17">Extreme</text:span></text:p>
        </text:list-item>
        <text:list-item>
          <text:p text:style-name="P33">Bonewalker (Horror)<text:span text:style-name="T8">, </text:span><text:span text:style-name="T18">Dangerous</text:span></text:p>
        </text:list-item>
        <text:list-item>
          <text:p text:style-name="P33">Chimera (Horror)<text:span text:style-name="T8">, </text:span><text:span text:style-name="T18">Extreme</text:span></text:p>
        </text:list-item>
        <text:list-item>
          <text:p text:style-name="P33">Haunt (Horror)<text:span text:style-name="T10">, </text:span><text:span text:style-name="T18">Formidable</text:span></text:p>
        </text:list-item>
        <text:list-item>
          <text:p text:style-name="P34">Iron Revenant (Horror)<text:span text:style-name="T8">, </text:span><text:span text:style-name="T18">Extreme</text:span></text:p>
        </text:list-item>
        <text:list-item>
          <text:p text:style-name="P34">Sodden (Horror)<text:span text:style-name="T5">, </text:span><text:span text:style-name="T19">Formidable</text:span> Most common horror</text:p>
        </text:list-item>
      </text:list>
      <text:p text:style-name="P35"/>
      <text:p text:style-name="P35">– Havens</text:p>
      <text:list xml:id="list825792702923" text:continue-numbering="true" text:style-name="L2">
        <text:list-item>
          <text:p text:style-name="P6">Common folk (Ironlander)<text:span text:style-name="T6">,</text:span><text:span text:style-name="T15"> </text:span><text:span text:style-name="T14">Troublesome</text:span></text:p>
        </text:list-item>
        <text:list-item>
          <text:p text:style-name="P6">Mystic (Ironlander)<text:span text:style-name="T6">, </text:span><text:span text:style-name="T11">Dangerous</text:span></text:p>
        </text:list-item>
        <text:list-item>
          <text:p text:style-name="P6">Raider (Ironlander)<text:span text:style-name="T6">, </text:span><text:span text:style-name="T11">Dangerous</text:span></text:p>
        </text:list-item>
        <text:list-item>
          <text:p text:style-name="P6">Warrior (Ironlander)<text:span text:style-name="T6">, </text:span><text:span text:style-name="T11">Dangerous</text:span></text:p>
        </text:list-item>
        <text:list-item>
          <text:p text:style-name="P18">Broken (Ironlander)<text:span text:style-name="T6">,</text:span><text:span text:style-name="T15"> </text:span><text:span text:style-name="T14">Troublesome</text:span></text:p>
        </text:list-item>
        <text:list-item>
          <text:p text:style-name="P12"><text:span text:style-name="T16">River</text:span><text:span text:style-name="T7"> Primordial (Firstborn), </text:span><text:span text:style-name="T17">Extreme</text:span></text:p>
        </text:list-item>
        <text:list-item>
          <text:p text:style-name="P31">Troll (Firstborn), <text:span text:style-name="T17">Formidable</text:span> rare creature</text:p>
        </text:list-item>
        <text:list-item>
          <text:p text:style-name="P32">Boar (Animal)<text:span text:style-name="T8">, </text:span><text:span text:style-name="T17">Dangerous</text:span></text:p>
        </text:list-item>
        <text:list-item>
          <text:p text:style-name="P32">Wolf (Animal)<text:span text:style-name="T8">, </text:span><text:span text:style-name="T17">Dangerous</text:span></text:p>
        </text:list-item>
        <text:list-item>
          <text:p text:style-name="P15"><text:span text:style-name="T7">Elder Beast (Beast)</text:span><text:span text:style-name="T8">, </text:span><text:span text:style-name="T17">Extreme</text:span></text:p>
        </text:list-item>
        <text:list-item>
          <text:p text:style-name="P33">Bonewalker (Horror)<text:span text:style-name="T8">, </text:span><text:span text:style-name="T18">Dangerous</text:span></text:p>
        </text:list-item>
        <text:list-item>
          <text:p text:style-name="P33">Chimera (Horror)<text:span text:style-name="T8">, </text:span><text:span text:style-name="T18">Extreme</text:span></text:p>
        </text:list-item>
        <text:list-item>
          <text:p text:style-name="P33">Haunt (Horror)<text:span text:style-name="T10">, </text:span><text:span text:style-name="T18">Formidable</text:span></text:p>
        </text:list-item>
        <text:list-item>
          <text:p text:style-name="P34">Iron Revenant (Horror)<text:span text:style-name="T8">, </text:span><text:span text:style-name="T18">Extreme</text:span></text:p>
        </text:list-item>
      </text:list>
      <text:p text:style-name="P35"/>
      <text:p text:style-name="P36">– Hinterlands</text:p>
      <text:list xml:id="list827649211483" text:continue-numbering="true" text:style-name="L2">
        <text:list-item>
          <text:p text:style-name="P6">Common folk (Ironlander)<text:span text:style-name="T6">,</text:span><text:span text:style-name="T15"> </text:span><text:span text:style-name="T14">Troublesome</text:span></text:p>
        </text:list-item>
        <text:list-item>
          <text:p text:style-name="P6">Mystic (Ironlander)<text:span text:style-name="T6">, </text:span><text:span text:style-name="T11">Dangerous</text:span></text:p>
        </text:list-item>
        <text:list-item>
          <text:p text:style-name="P14"><text:span text:style-name="T8">Hunter</text:span><text:span text:style-name="T4"> (Ironlander)</text:span><text:span text:style-name="T6">, </text:span><text:span text:style-name="T11">Dangerous</text:span></text:p>
        </text:list-item>
        <text:list-item>
          <text:p text:style-name="P6">Raider (Ironlander)<text:span text:style-name="T6">, </text:span><text:span text:style-name="T11">Dangerous</text:span></text:p>
        </text:list-item>
        <text:list-item>
          <text:p text:style-name="P6">Warrior (Ironlander)<text:span text:style-name="T6">, </text:span><text:span text:style-name="T11">Dangerous</text:span></text:p>
        </text:list-item>
        <text:list-item>
          <text:p text:style-name="P18">Broken (Ironlander)<text:span text:style-name="T6">,</text:span><text:span text:style-name="T15"> </text:span><text:span text:style-name="T14">Troublesome</text:span></text:p>
        </text:list-item>
        <text:list-item>
          <text:p text:style-name="P38">Elf (Firstborn)<text:span text:style-name="T6">, </text:span><text:span text:style-name="T16">Dangerous</text:span></text:p>
        </text:list-item>
        <text:list-item>
          <text:p text:style-name="P13"><text:span text:style-name="T16">Forest</text:span><text:span text:style-name="T8"> Primordial (Firstborn), </text:span><text:span text:style-name="T17">Extreme</text:span></text:p>
        </text:list-item>
        <text:list-item>
          <text:p text:style-name="P37">Troll (Firstborn), <text:span text:style-name="T17">Formidable</text:span> shy creature</text:p>
        </text:list-item>
        <text:list-item>
          <text:p text:style-name="P37">Varou (Firstborn), <text:span text:style-name="T17">Dangerous</text:span></text:p>
        </text:list-item>
        <text:list-item>
          <text:p text:style-name="P37">Ash <text:span text:style-name="T17">B</text:span>ear (Animal), <text:span text:style-name="T17">Formidable</text:span></text:p>
        </text:list-item>
        <text:list-item>
          <text:p text:style-name="P39">Boar (Animal), <text:span text:style-name="T17">Dangerous</text:span></text:p>
        </text:list-item>
        <text:list-item>
          <text:p text:style-name="P39">Ga<text:span text:style-name="T16">u</text:span>nt (Animal), <text:span text:style-name="T17">Dangerous</text:span></text:p>
        </text:list-item>
        <text:list-item>
          <text:p text:style-name="P37">Marsh Rat (Animal), <text:span text:style-name="T17">Troublesome</text:span></text:p>
        </text:list-item>
        <text:list-item>
          <text:p text:style-name="P39">Wolf (Animal), <text:span text:style-name="T17">Dangerous</text:span></text:p>
        </text:list-item>
        <text:list-item>
          <text:p text:style-name="P15"><text:span text:style-name="T8">Elder Beast (Beast), </text:span><text:span text:style-name="T17">Extreme</text:span></text:p>
        </text:list-item>
        <text:list-item>
          <text:p text:style-name="P40"><text:span text:style-name="T18">Harrow </text:span>Spider (Beast)<text:span text:style-name="T6">, </text:span><text:span text:style-name="T18">Dangerous</text:span></text:p>
        </text:list-item>
        <text:list-item>
          <text:p text:style-name="P40">Verdant Wyvern (Beast)<text:span text:style-name="T4">, </text:span><text:span text:style-name="T18">Extreme</text:span></text:p>
        </text:list-item>
        <text:list-item>
          <text:p text:style-name="P37">Bonewalker (Horror), <text:span text:style-name="T18">Dangerous</text:span></text:p>
        </text:list-item>
        <text:list-item>
          <text:p text:style-name="P37"><text:soft-page-break/>Chimera (Horror), <text:span text:style-name="T18">Extreme</text:span></text:p>
        </text:list-item>
        <text:list-item>
          <text:p text:style-name="P40">Haunt (Horror)<text:span text:style-name="T10">, </text:span><text:span text:style-name="T18">Formidable</text:span></text:p>
        </text:list-item>
        <text:list-item>
          <text:p text:style-name="P37">Hollow (Horror), <text:span text:style-name="T18">Extreme</text:span></text:p>
        </text:list-item>
        <text:list-item>
          <text:p text:style-name="P16"><text:span text:style-name="T8">Iron Rev</text:span><text:span text:style-name="T18">e</text:span><text:span text:style-name="T8">n</text:span><text:span text:style-name="T18">a</text:span><text:span text:style-name="T8">nt (Horror), </text:span><text:span text:style-name="T18">Extreme</text:span></text:p>
        </text:list-item>
      </text:list>
      <text:p text:style-name="P36"/>
      <text:p text:style-name="P36">– Tempest Hills</text:p>
      <text:list xml:id="list525502936" text:style-name="L4">
        <text:list-item>
          <text:p text:style-name="P8">Common folk (Ironlander)<text:span text:style-name="T6">, </text:span><text:span text:style-name="T12">Troublesome</text:span></text:p>
        </text:list-item>
        <text:list-item>
          <text:p text:style-name="P48"><text:span text:style-name="T4">Mystic (Ironlander)</text:span>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43">Giant (Firstborn), <text:span text:style-name="T16">Extreme</text:span></text:p>
        </text:list-item>
        <text:list-item>
          <text:p text:style-name="P41">Mountain Primordial (Firstborn), <text:span text:style-name="T17">Extreme</text:span></text:p>
        </text:list-item>
        <text:list-item>
          <text:p text:style-name="P52">Wolf (Animal)<text:span text:style-name="T8">, </text:span><text:span text:style-name="T17">Dangerous</text:span></text:p>
        </text:list-item>
        <text:list-item>
          <text:p text:style-name="P52">Elder Beast (Beast)<text:span text:style-name="T8">, </text:span><text:span text:style-name="T17">Extreme</text:span> wolf only</text:p>
        </text:list-item>
        <text:list-item>
          <text:p text:style-name="P53">Mammoth (Beast), <text:span text:style-name="T18">Extreme</text:span></text:p>
        </text:list-item>
        <text:list-item>
          <text:p text:style-name="P53">Iron Wyvern (Beast), <text:span text:style-name="T18">Extreme</text:span></text:p>
        </text:list-item>
        <text:list-item>
          <text:p text:style-name="P44">Bonewalker (Horror), <text:span text:style-name="T18">Dangerous</text:span></text:p>
        </text:list-item>
        <text:list-item>
          <text:p text:style-name="P44">Chimera (Horror), <text:span text:style-name="T18">Extreme</text:span></text:p>
        </text:list-item>
        <text:list-item>
          <text:p text:style-name="P44">Haunt (Horror)<text:span text:style-name="T10">, </text:span><text:span text:style-name="T18">Formidable</text:span></text:p>
        </text:list-item>
        <text:list-item>
          <text:p text:style-name="P45">Iron Revenant (Horror), <text:span text:style-name="T18">Extreme</text:span></text:p>
        </text:list-item>
      </text:list>
      <text:p text:style-name="P46"/>
      <text:p text:style-name="P56">– Veiled Mountains</text:p>
      <text:list xml:id="list825940455715" text:continue-numbering="true" text:style-name="L4">
        <text:list-item>
          <text:p text:style-name="P8">Common folk (Ironlander)<text:span text:style-name="T6">, </text:span><text:span text:style-name="T12">Troublesome</text:span></text:p>
        </text:list-item>
        <text:list-item>
          <text:p text:style-name="P48"><text:span text:style-name="T4">Mystic (Ironlander)</text:span>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42">Giant (Firstborn), <text:span text:style-name="T16">Extreme</text:span></text:p>
        </text:list-item>
        <text:list-item>
          <text:p text:style-name="P42">Mountain Primordial (Firstborn), <text:span text:style-name="T17">Extreme</text:span></text:p>
        </text:list-item>
        <text:list-item>
          <text:p text:style-name="P54">Silver Bear (Animal)<text:span text:style-name="T8">, </text:span><text:span text:style-name="T17">Formidable</text:span></text:p>
        </text:list-item>
        <text:list-item>
          <text:p text:style-name="P49"><text:span text:style-name="T9">Elder Beast (Beast)</text:span><text:span text:style-name="T8">, </text:span><text:span text:style-name="T17">Extreme</text:span><text:span text:style-name="T9"> </text:span><text:span text:style-name="T10">bear</text:span><text:span text:style-name="T9"> only</text:span></text:p>
        </text:list-item>
        <text:list-item>
          <text:p text:style-name="P53">Iron Wyvern (Beast), <text:span text:style-name="T18">Extreme</text:span></text:p>
        </text:list-item>
        <text:list-item>
          <text:p text:style-name="P44">Bonewalker (Horror), <text:span text:style-name="T18">Dangerous</text:span></text:p>
        </text:list-item>
        <text:list-item>
          <text:p text:style-name="P44">Chimera (Horror), <text:span text:style-name="T18">Extreme</text:span></text:p>
        </text:list-item>
        <text:list-item>
          <text:p text:style-name="P50"><text:span text:style-name="T10">Frostbound</text:span><text:span text:style-name="T8"> (Horror), </text:span><text:span text:style-name="T18">Formidable</text:span><text:span text:style-name="T8"> </text:span><text:span text:style-name="T10">most common </text:span><text:span text:style-name="T18">horror</text:span></text:p>
        </text:list-item>
        <text:list-item>
          <text:p text:style-name="P44">Haunt (Horror)<text:span text:style-name="T10">, </text:span><text:span text:style-name="T18">Formidable</text:span></text:p>
        </text:list-item>
        <text:list-item>
          <text:p text:style-name="P45">Iron Revenant (Horror), <text:span text:style-name="T18">Extreme</text:span></text:p>
        </text:list-item>
      </text:list>
      <text:p text:style-name="P46"/>
      <text:p text:style-name="P56">– Shattered Wastes</text:p>
      <text:list xml:id="list825919809558" text:continue-numbering="true" text:style-name="L4">
        <text:list-item>
          <text:p text:style-name="P48"><text:span text:style-name="T4">Mystic (Ironlander)</text:span>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51"><text:span text:style-name="T10">Ice Primordial (</text:span><text:span text:style-name="T17">Firstborn</text:span><text:span text:style-name="T10">), </text:span><text:span text:style-name="T20">E</text:span><text:span text:style-name="T22">xtreme</text:span></text:p>
        </text:list-item>
        <text:list-item>
          <text:p text:style-name="P47"><text:span text:style-name="T21">Giant </text:span><text:span text:style-name="T10">Ice Primordial (</text:span><text:span text:style-name="T17">Firstborn</text:span><text:span text:style-name="T10">), </text:span><text:span text:style-name="T20">Epic</text:span></text:p>
        </text:list-item>
        <text:list-item>
          <text:p text:style-name="P50"><text:span text:style-name="T10">Frostbound (Horror), </text:span><text:span text:style-name="T18">Formidable</text:span></text:p>
        </text:list-item>
        <text:list-item>
          <text:p text:style-name="P57">Haunt (Horror)<text:span text:style-name="T10">, </text:span><text:span text:style-name="T18">Formidable</text:span></text:p>
        </text:list-item>
        <text:list-item>
          <text:p text:style-name="P55">Iron Revenant (Horror)<text:span text:style-name="T8">, </text:span><text:span text:style-name="T18">Extrem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12M</meta:editing-duration>
    <meta:editing-cycles>6</meta:editing-cycles>
    <meta:generator>LibreOffice/6.4.6.2$Linux_X86_64 LibreOffice_project/40$Build-2</meta:generator>
    <dc:date>2021-02-11T00:08:25.646518536</dc:date>
    <meta:document-statistic meta:table-count="0" meta:image-count="0" meta:object-count="0" meta:page-count="4" meta:paragraph-count="186" meta:word-count="855" meta:character-count="5987" meta:non-whitespace-character-count="5412"/>
  </office:meta>
</office:document-meta>
</file>